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3-0138</text:span> <text:s text:c="21"/><text:tab/><text:span text:style-name="T1">27/03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56 <text:s text:c="8"/></text:span><text:s/><text:span text:style-name="T3">Horas Senior Developer<text:line-break/>(De 11/03/2015 a 25/03/2015)<text:tab/><text:tab/><text:tab/><text:tab/><text:tab/><text:tab/><text:tab/><text:tab/>$ 18<text:tab/><text:tab/>$ 1008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,008.00<text:tab/><text:tab/><text:tab/><text:tab/><text:tab/><text:tab/><text:tab/><text:tab/><text:tab/><text:tab/><text:tab/><text:tab/><text:tab/> <text:s text:c="3"/>1,008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